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bottom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bottom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bottom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1">
      <style:graphic-properties draw:fill="solid" draw:fill-color="#ffffff" draw:opacity="100%" draw:stroke="solid" svg:stroke-width="0.01389in" svg:stroke-color="#5b9bd5" svg:stroke-opacity="100%" draw:stroke-linejoin="miter" svg:stroke-linecap="butt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0">
      <style:graphic-properties draw:fill="solid" draw:fill-color="#ffffff" draw:opacity="100%" draw:stroke="solid" svg:stroke-width="0.01389in" svg:stroke-color="#5b9bd5" svg:stroke-opacity="100%" draw:stroke-linejoin="miter" svg:stroke-linecap="butt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draw:fill="none" draw:stroke="solid" svg:stroke-width="0.01389in" svg:stroke-color="#000000" svg:stroke-opacity="100%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9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in" text:min-label-width="0.25in"/>
        <style:text-properties fo:font-size="100%"/>
      </text:list-level-style-number>
      <text:list-level-style-number text:level="3" style:num-format="1" style:num-suffix=".">
        <style:list-level-properties text:space-before="0.5in" text:min-label-width="0.25in"/>
        <style:text-properties fo:font-size="100%"/>
      </text:list-level-style-number>
      <text:list-level-style-number text:level="4" style:num-format="1" style:num-suffix=".">
        <style:list-level-properties text:space-before="1in" text:min-label-width="0.25in"/>
        <style:text-properties fo:font-size="100%"/>
      </text:list-level-style-number>
      <text:list-level-style-number text:level="5" style:num-format="1" style:num-suffix=".">
        <style:list-level-properties text:space-before="1.5in" text:min-label-width="0.25in"/>
        <style:text-properties fo:font-size="100%"/>
      </text:list-level-style-number>
      <text:list-level-style-number text:level="6" style:num-format="1" style:num-suffix=".">
        <style:list-level-properties text:space-before="2in" text:min-label-width="0.25in"/>
        <style:text-properties fo:font-size="100%"/>
      </text:list-level-style-number>
      <text:list-level-style-number text:level="7" style:num-format="1" style:num-suffix=".">
        <style:list-level-properties text:space-before="2.5in" text:min-label-width="0.25in"/>
        <style:text-properties fo:font-size="100%"/>
      </text:list-level-style-number>
      <text:list-level-style-number text:level="8" style:num-format="1" style:num-suffix=".">
        <style:list-level-properties text:space-before="3in" text:min-label-width="0.25in"/>
        <style:text-properties fo:font-size="100%"/>
      </text:list-level-style-number>
      <text:list-level-style-number text:level="9" style:num-format="1" style:num-suffix=".">
        <style:list-level-properties text:space-before="3.5in" text:min-label-width="0.25in"/>
        <style:text-properties fo:font-size="100%"/>
      </text:list-level-style-number>
    </text:list-style>
    <text:list-style style:name="a960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944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957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952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941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</office:automatic-styles>
  <office:body>
    <office:presentation>
      <draw:page draw:name="Slide2" draw:style-name="a776" draw:master-page-name="Master1-Layout2-obj-Title-and-Content" presentation:presentation-page-layout-name="Master1-PPL2" draw:id="Slide-257">
        <draw:custom-shape svg:x="1.12599in" svg:y="1.85124in" svg:width="4.83461in" svg:height="3.33021in" draw:id="id69" draw:style-name="a780" draw:name="Rectangle 43">
          <svg:title/>
          <svg:desc/>
          <text:p text:style-name="a779" text:class-names="" text:cond-style-name=""><text:span text:style-name="a777" text:class-names="">User space</text:span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84" draw:name="TextBox 38" svg:x="1.24646in" svg:y="4.71773in" svg:width="1.93495in" svg:height="0.30293in">
          <draw:text-box>
            <text:p text:style-name="a783" text:class-names="" text:cond-style-name=""><text:span text:style-name="a781" text:class-names="">Ethernet Interfaces</text:span><text:span text:style-name="a782" text:class-names=""/></text:p>
          </draw:text-box>
          <svg:title/>
          <svg:desc/>
        </draw:frame>
        <draw:frame draw:id="id71" presentation:style-name="a788" draw:name="Title 1" svg:x="0.91667in" svg:y="0.39931in" svg:width="11.5in" svg:height="1.11256in" presentation:class="title" presentation:placeholder="false">
          <draw:text-box>
            <text:p text:style-name="a787" text:class-names="" text:cond-style-name=""><text:span text:style-name="a785" text:class-names="">SAI in Azure Cloud Switch</text:span><text:span text:style-name="a786" text:class-names=""/></text:p>
          </draw:text-box>
          <svg:title/>
          <svg:desc/>
        </draw:frame>
        <draw:custom-shape svg:x="1.12599in" svg:y="5.18001in" svg:width="4.83461in" svg:height="0.59021in" draw:id="id72" draw:style-name="a792" draw:name="Rectangle 3">
          <svg:title/>
          <svg:desc/>
          <text:p text:style-name="a791" text:class-names="" text:cond-style-name=""><text:span text:style-name="a789" text:class-names="">Kernel space</text:span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2599in" svg:y="5.76113in" svg:width="4.83461in" svg:height="0.64408in" draw:id="id73" draw:style-name="a795" draw:name="Rectangle 4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833in" svg:y="1.84424in" svg:width="0.33766in" svg:height="3.91545in" draw:id="id74" draw:style-name="a799" draw:name="Rectangle 5">
          <svg:title/>
          <svg:desc/>
          <text:p text:style-name="a798" text:class-names="" text:cond-style-name=""><text:span text:style-name="a796" text:class-names="">Operating System</text:span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163in" svg:y="5.17803in" svg:width="1.38317in" svg:height="0.50145in" draw:id="id75" draw:style-name="a805" draw:name="Rectangle 6">
          <svg:title/>
          <svg:desc/>
          <text:p text:style-name="a801" text:class-names="" text:cond-style-name=""><text:span text:style-name="a800" text:class-names="">Switch ASIC</text:span></text:p>
          <text:p text:style-name="a804" text:class-names="" text:cond-style-name=""><text:span text:style-name="a802" text:class-names="">Driver</text:span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422in" svg:y="4.40446in" svg:width="2.59158in" svg:height="0.38671in" draw:id="id76" draw:style-name="a809" draw:name="Rectangle 7">
          <svg:title/>
          <svg:desc/>
          <text:p text:style-name="a808" text:class-names="" text:cond-style-name=""><text:span text:style-name="a806" text:class-names="">Switch ASIC SDK</text:span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48in" svg:y="3.22835in" svg:width="2.591in" svg:height="0.42208in" draw:id="id77" draw:style-name="a815" draw:name="Rectangle 8">
          <svg:title/>
          <svg:desc/>
          <text:p text:style-name="a814" text:class-names="" text:cond-style-name=""><text:span text:style-name="a810" text:class-names="">Switch<text:s text:c="1"/></text:span><text:span text:style-name="a811" text:class-names="">State<text:s text:c="1"/></text:span><text:span text:style-name="a812" text:class-names="">Service</text:span><text:span text:style-name="a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163in" svg:y="5.84213in" svg:width="1.38317in" svg:height="0.56307in" draw:id="id78" draw:style-name="a821" draw:name="Rectangle 9">
          <svg:title/>
          <svg:desc/>
          <text:p text:style-name="a817" text:class-names="" text:cond-style-name=""><text:span text:style-name="a816" text:class-names="">Switch</text:span></text:p>
          <text:p text:style-name="a820" text:class-names="" text:cond-style-name=""><text:span text:style-name="a818" text:class-names="">ASIC</text:span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826in" svg:y="2.71035in" svg:width="0.56494in" svg:height="0.42208in" draw:id="id79" draw:style-name="a825" draw:name="Rectangle 10">
          <svg:title/>
          <svg:desc/>
          <text:p text:style-name="a824" text:class-names="" text:cond-style-name=""><text:span text:style-name="a822" text:class-names="">BGP</text:span><text:span text:style-name="a8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2663in" svg:y="2.70313in" svg:width="0.56494in" svg:height="0.43193in" draw:id="id80" draw:style-name="a829" draw:name="Rectangle 11">
          <svg:title/>
          <svg:desc/>
          <text:p text:style-name="a828" text:class-names="" text:cond-style-name=""><text:span text:style-name="a826" text:class-names="">LLDP</text:span><text:span text:style-name="a8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4321in" svg:y="2.20912in" svg:width="1.68017in" svg:height="0.42208in" draw:id="id81" draw:style-name="a833" draw:name="Rectangle 12">
          <svg:title/>
          <svg:desc/>
          <text:p text:style-name="a832" text:class-names="" text:cond-style-name=""><text:span text:style-name="a830" text:class-names="">Other SDN Apps</text:span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8874in" svg:y="2.70313in" svg:width="0.53571in" svg:height="0.43193in" draw:id="id82" draw:style-name="a836" draw:name="Rectangle 13">
          <svg:title/>
          <svg:desc/>
          <text:p text:style-name="a835" text:class-names="" text:cond-style-name=""><text:span text:style-name="a834" text:class-names="">AC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833in" svg:y="5.75969in" svg:width="0.33766in" svg:height="0.64552in" draw:id="id83" draw:style-name="a840" draw:name="Rectangle 14">
          <svg:title/>
          <svg:desc/>
          <text:p text:style-name="a839" text:class-names="" text:cond-style-name=""><text:span text:style-name="a837" text:class-names="">Hardware</text:span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23321in" svg:y1="5.67948in" draw:start-shape="id75" draw:start-glue-point="2" svg:x2="2.23321in" svg:y2="5.84213in" draw:end-shape="id78" draw:end-glue-point="0" draw:id="id84" draw:style-name="a841" draw:name="Straight Connector 15">
          <svg:title/>
          <svg:desc/>
        </draw:connector>
        <draw:custom-shape svg:x="1.84641in" svg:y="2.45768in" svg:width="0.92127in" svg:height="0.67541in" draw:id="id85" draw:style-name="a848" draw:name="Rectangle 16">
          <svg:title/>
          <svg:desc/>
          <text:p text:style-name="a843" text:class-names="" text:cond-style-name=""><text:span text:style-name="a842" text:class-names="">Provision</text:span></text:p>
          <text:p text:style-name="a845" text:class-names="" text:cond-style-name=""><text:span text:style-name="a844" text:class-names="">Deployment</text:span></text:p>
          <text:p text:style-name="a847" text:class-names="" text:cond-style-name=""><text:span text:style-name="a846" text:class-names="">Autom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422in" svg:y="3.65043in" svg:width="0.74152in" svg:height="0.45874in" draw:id="id86" draw:style-name="a855" draw:name="Rectangle 17">
          <svg:title/>
          <svg:desc/>
          <text:p text:style-name="a851" text:class-names="" text:cond-style-name=""><text:span text:style-name="a849" text:class-names="">Adapter<text:s text:c="1"/></text:span><text:span text:style-name="a850" text:class-names=""/></text:p>
          <text:p text:style-name="a854" text:class-names="" text:cond-style-name=""><text:span text:style-name="a852" text:class-names="">host1</text:span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48in" svg:y="4.11145in" svg:width="2.591in" svg:height="0.29073in" draw:id="id87" draw:style-name="a859" draw:name="Rectangle 18">
          <svg:title/>
          <svg:desc/>
          <text:p text:style-name="a858" text:class-names="" text:cond-style-name=""><text:span text:style-name="a856" text:class-names="">Switch Abstraction Layer</text:span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9" draw:id="id88">
          <svg:title/>
          <svg:desc/>
          <draw:custom-shape svg:x="1.54244in" svg:y="6.4052in" svg:width="0.14107in" svg:height="0.13189in" draw:id="id103" draw:style-name="a912" draw:name="Rectangle 20">
            <svg:title/>
            <svg:desc/>
            <text:p text:style-name="a911" text:class-names="" text:cond-style-name=""><text:span text:style-name="a9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1744in" svg:y="6.4052in" svg:width="0.14107in" svg:height="0.13189in" draw:id="id104" draw:style-name="a915" draw:name="Rectangle 21">
            <svg:title/>
            <svg:desc/>
            <text:p text:style-name="a914" text:class-names="" text:cond-style-name=""><text:span text:style-name="a9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9244in" svg:y="6.40664in" svg:width="0.14107in" svg:height="0.13189in" draw:id="id105" draw:style-name="a918" draw:name="Rectangle 22">
            <svg:title/>
            <svg:desc/>
            <text:p text:style-name="a917" text:class-names="" text:cond-style-name=""><text:span text:style-name="a9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7in" svg:y="6.4052in" svg:width="0.14107in" svg:height="0.13189in" draw:id="id106" draw:style-name="a921" draw:name="Rectangle 23">
            <svg:title/>
            <svg:desc/>
            <text:p text:style-name="a920" text:class-names="" text:cond-style-name=""><text:span text:style-name="a9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099in" svg:y="6.40664in" svg:width="0.14107in" svg:height="0.13189in" draw:id="id107" draw:style-name="a924" draw:name="Rectangle 24">
            <svg:title/>
            <svg:desc/>
            <text:p text:style-name="a923" text:class-names="" text:cond-style-name=""><text:span text:style-name="a9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2829in" svg:y="6.4052in" svg:width="0.14107in" svg:height="0.13189in" draw:id="id108" draw:style-name="a927" draw:name="Rectangle 25">
            <svg:title/>
            <svg:desc/>
            <text:p text:style-name="a926" text:class-names="" text:cond-style-name=""><text:span text:style-name="a9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0876in" svg:y="6.4052in" svg:width="0.14107in" svg:height="0.13189in" draw:id="id109" draw:style-name="a930" draw:name="Rectangle 26">
            <svg:title/>
            <svg:desc/>
            <text:p text:style-name="a929" text:class-names="" text:cond-style-name=""><text:span text:style-name="a9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8372in" svg:y="6.4052in" svg:width="0.14107in" svg:height="0.13189in" draw:id="id110" draw:style-name="a933" draw:name="Rectangle 27">
            <svg:title/>
            <svg:desc/>
            <text:p text:style-name="a932" text:class-names="" text:cond-style-name=""><text:span text:style-name="a9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28" draw:id="id89">
          <svg:title/>
          <svg:desc/>
          <draw:custom-shape svg:x="1.54244in" svg:y="5.0417in" svg:width="0.14107in" svg:height="0.13189in" draw:id="id95" draw:style-name="a888" draw:name="Rectangle 29">
            <svg:title/>
            <svg:desc/>
            <text:p text:style-name="a887" text:class-names="" text:cond-style-name=""><text:span text:style-name="a8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1744in" svg:y="5.0417in" svg:width="0.14107in" svg:height="0.13189in" draw:id="id96" draw:style-name="a891" draw:name="Rectangle 30">
            <svg:title/>
            <svg:desc/>
            <text:p text:style-name="a890" text:class-names="" text:cond-style-name=""><text:span text:style-name="a8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9244in" svg:y="5.04314in" svg:width="0.14107in" svg:height="0.13189in" draw:id="id97" draw:style-name="a894" draw:name="Rectangle 31">
            <svg:title/>
            <svg:desc/>
            <text:p text:style-name="a893" text:class-names="" text:cond-style-name=""><text:span text:style-name="a8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7287in" svg:y="5.0417in" svg:width="0.14107in" svg:height="0.13189in" draw:id="id98" draw:style-name="a897" draw:name="Rectangle 32">
            <svg:title/>
            <svg:desc/>
            <text:p text:style-name="a896" text:class-names="" text:cond-style-name=""><text:span text:style-name="a8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099in" svg:y="5.04314in" svg:width="0.14107in" svg:height="0.13189in" draw:id="id99" draw:style-name="a900" draw:name="Rectangle 33">
            <svg:title/>
            <svg:desc/>
            <text:p text:style-name="a899" text:class-names="" text:cond-style-name=""><text:span text:style-name="a8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2829in" svg:y="5.0417in" svg:width="0.14107in" svg:height="0.13189in" draw:id="id100" draw:style-name="a903" draw:name="Rectangle 34">
            <svg:title/>
            <svg:desc/>
            <text:p text:style-name="a902" text:class-names="" text:cond-style-name=""><text:span text:style-name="a9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0876in" svg:y="5.0417in" svg:width="0.14107in" svg:height="0.13189in" draw:id="id101" draw:style-name="a906" draw:name="Rectangle 35">
            <svg:title/>
            <svg:desc/>
            <text:p text:style-name="a905" text:class-names="" text:cond-style-name=""><text:span text:style-name="a9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8372in" svg:y="5.0417in" svg:width="0.14107in" svg:height="0.13189in" draw:id="id102" draw:style-name="a909" draw:name="Rectangle 36">
            <svg:title/>
            <svg:desc/>
            <text:p text:style-name="a908" text:class-names="" text:cond-style-name=""><text:span text:style-name="a9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onnector draw:type="standard" svg:x1="2.92479in" svg:y1="5.42876in" draw:start-shape="id75" draw:start-glue-point="1" svg:x2="4.43001in" svg:y2="4.79117in" draw:end-shape="id76" draw:end-glue-point="2" draw:id="id90" draw:style-name="a860" draw:name="Elbow Connector 37">
          <svg:title/>
          <svg:desc/>
        </draw:connector>
        <draw:custom-shape svg:x="4.06167in" svg:y="3.65271in" svg:width="0.74152in" svg:height="0.45647in" draw:id="id91" draw:style-name="a867" draw:name="Rectangle 39">
          <svg:title/>
          <svg:desc/>
          <text:p text:style-name="a862" text:class-names="" text:cond-style-name=""><text:span text:style-name="a861" text:class-names="">Adapter</text:span></text:p>
          <text:p text:style-name="a866" text:class-names="" text:cond-style-name=""><text:span text:style-name="a863" text:class-names="">host</text:span><text:span text:style-name="a864" text:class-names="">2</text:span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8428in" svg:y="3.65271in" svg:width="0.74152in" svg:height="0.45647in" draw:id="id92" draw:style-name="a874" draw:name="Rectangle 40">
          <svg:title/>
          <svg:desc/>
          <text:p text:style-name="a869" text:class-names="" text:cond-style-name=""><text:span text:style-name="a868" text:class-names="">Adapter</text:span></text:p>
          <text:p text:style-name="a873" text:class-names="" text:cond-style-name=""><text:span text:style-name="a870" text:class-names="">host</text:span><text:span text:style-name="a871" text:class-names="">3</text:span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826in" svg:y="2.21181in" svg:width="0.79568in" svg:height="0.42208in" draw:id="id93" draw:style-name="a881" draw:name="Rectangle 41">
          <svg:title/>
          <svg:desc/>
          <text:p text:style-name="a877" text:class-names="" text:cond-style-name=""><text:span text:style-name="a875" text:class-names="">Hw</text:span><text:span text:style-name="a876" text:class-names=""><text:s text:c="1"/>Load</text:span></text:p>
          <text:p text:style-name="a880" text:class-names="" text:cond-style-name=""><text:span text:style-name="a878" text:class-names="">Balancer</text:span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0037in" svg:y="2.71035in" svg:width="0.61768in" svg:height="0.42208in" draw:id="id94" draw:style-name="a885" draw:name="Rectangle 42">
          <svg:title/>
          <svg:desc/>
          <text:p text:style-name="a884" text:class-names="" text:cond-style-name=""><text:span text:style-name="a882" text:class-names="">SNMP</text:span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68">
          <draw:page-thumbnail draw:page-number="1" svg:x="0.75in" svg:y="1.25in" svg:width="6in" svg:height="3.375in" presentation:class="page" draw:id="id111" presentation:style-name="a934" draw:name="Slide Image Placeholder 1">
            <svg:title/>
            <svg:desc/>
          </draw:page-thumbnail>
          <draw:frame draw:id="id112" presentation:style-name="a963" draw:name="Notes Placeholder 2" svg:x="0.75in" svg:y="4.8125in" svg:width="6in" svg:height="3.9375in" presentation:class="notes" presentation:placeholder="false">
            <draw:text-box>
              <text:p text:style-name="a936" text:class-names="" text:cond-style-name=""><text:span text:style-name="a935" text:class-names="">Key message is<text:s text:c="1"/></text:span></text:p>
              <text:p text:style-name="a938" text:class-names="" text:cond-style-name=""><text:span text:style-name="a937" text:class-names=""/></text:p>
              <text:list text:style-name="a941">
                <text:list-item>
                  <text:p text:style-name="a940" text:class-names="" text:cond-style-name=""><text:span text:style-name="a939" text:class-names="">This is how we are using the SAI to build out switches. <text:s text:c="1"/></text:span></text:p>
                </text:list-item>
              </text:list>
              <text:list text:style-name="a944">
                <text:list-item>
                  <text:p text:style-name="a943" text:class-names="" text:cond-style-name=""><text:span text:style-name="a942" text:class-names="">There could be other ways of using the SAI – in another OS design.<text:s text:c="1"/></text:span></text:p>
                </text:list-item>
              </text:list>
              <text:list text:style-name="a949">
                <text:list-item>
                  <text:list text:style-name="a949">
                    <text:list-item>
                      <text:p text:style-name="a948" text:class-names="" text:cond-style-name=""><text:span text:style-name="a945" text:class-names="">PAL layer is not here.<text:s text:c="1"/></text:span><text:span text:style-name="a946" text:class-names="">Platform Abstraction Layer (LED, Fans, Power etc.) not in the scope</text:span><text:span text:style-name="a947" text:class-names=""/></text:p>
                    </text:list-item>
                  </text:list>
                </text:list-item>
              </text:list>
              <text:list text:style-name="a952">
                <text:list-item>
                  <text:p text:style-name="a951" text:class-names="" text:cond-style-name=""><text:span text:style-name="a950" text:class-names="">Control Plane DB we’ll brush through.<text:s text:c="1"/></text:span></text:p>
                </text:list-item>
              </text:list>
              <text:list text:style-name="a957">
                <text:list-item>
                  <text:p text:style-name="a956" text:class-names="" text:cond-style-name=""><text:span text:style-name="a953" text:class-names="">We believe the control plane DB should sit in the user space – for the capability of quick change and extensions. However, we acknowledge the potential benefits of having control plane DB in the kernel space (in reusing existing tools like<text:s text:c="1"/></text:span><text:span text:style-name="a954" text:class-names="">Quagga</text:span><text:span text:style-name="a955" text:class-names="">). A hybrid design is also possible (e.g. Cisco )</text:span></text:p>
                </text:list-item>
              </text:list>
              <text:list text:style-name="a960">
                <text:list-item>
                  <text:p text:style-name="a959" text:class-names="" text:cond-style-name=""><text:span text:style-name="a958" text:class-names="">Separate sync agent allows us to decouple the mapping of some part of the control plane DB and the hardware table.<text:s text:c="1"/></text:span></text:p>
                </text:list-item>
              </text:list>
              <text:p text:style-name="a962" text:class-names="" text:cond-style-name=""><text:span text:style-name="a961" text:class-names=""/></text:p>
            </draw:text-box>
            <svg:title/>
            <svg:desc/>
          </draw:frame>
          <draw:frame draw:id="id113" draw:style-name="a967" draw:name="Slide Number Placeholder 3" svg:x="4.24826in" svg:y="9.49826in" svg:width="3.25in" svg:height="0.50174in">
            <draw:text-box>
              <text:p text:style-name="a966" text:class-names="" text:cond-style-name=""><text:span text:style-name="a964" text:class-names=""><text:page-number style:num-format="1" text:fixed="false">4</text:page-number></text:span><text:span text:style-name="a96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AI in Azure Cloud Switch</dc:title>
    <meta:initial-creator>Guohan Lu</meta:initial-creator>
    <dc:creator>Guohan Lu</dc:creator>
    <meta:creation-date>2015-01-06T06:13:18Z</meta:creation-date>
    <dc:date>2015-01-06T06:21:38Z</dc:date>
    <meta:editing-cycles>1</meta:editing-cycles>
    <meta:editing-duration>PT500S</meta:editing-duration>
    <meta:document-statistic meta:paragraph-count="38" meta:word-count="186"/>
  </office:meta>
</office:document-meta>
</file>